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eln für QuellcodeGestaltung:</text:p>
      <text:p text:style-name="P2"/>
      <text:p text:style-name="P2">-Strukturierung visualisieren</text:p>
      <text:p text:style-name="P2">-Kommentare hinzufügen</text:p>
      <text:p text:style-name="P2"><text:tab/>-Spezifikation → Kommentare zu Klassen und Methoden</text:p>
      <text:p text:style-name="P2"><text:tab/>-Erklärungen von einzelnen Blöcken</text:p>
      <text:p text:style-name="P2"><text:tab/>Javadoc Syntax:<text:line-break/><text:tab/><text:tab/>/** Langes BlaBla was</text:p>
      <text:p text:style-name="P2"><text:tab/><text:tab/>die Klasse macht</text:p>
      <text:p text:style-name="P2"><text:tab/><text:tab/>@param parameter1 was der Parameter macht</text:p>
      <text:p text:style-name="P2"><text:tab/><text:tab/>@param... bla usw.</text:p>
      <text:p text:style-name="P2"><text:tab/><text:tab/>… */</text:p>
      <text:p text:style-name="P2"><text:tab/><text:tab/>Rest zu weit unten auf der Tafel... schaus nach!</text:p>
      <text:p text:style-name="P2"><text:line-break/>-Vertikales Layout</text:p>
      <text:p text:style-name="P2"><text:tab/>-Methoden mit Abstand</text:p>
      <text:p text:style-name="P1"><text:span text:style-name="T1"><text:tab/>-Leerzeilen zur Strukturierung</text:span></text:p>
      <text:p text:style-name="P1"><text:span text:style-name="T1"><text:tab/><text:tab/>z.B. zw. Methoden oder funktionalen Einheiten<text:line-break/><text:tab/><text:tab/><text:tab/>→ keine willkürlichen Leerzeichen</text:span></text:p>
      <text:p text:style-name="P1"><text:span text:style-name="T1"/></text:p>
      <text:p text:style-name="P1"><text:span text:style-name="T1">-Horizontales Layout</text:span></text:p>
      <text:p text:style-name="P1"><text:span text:style-name="T1"><text:tab/>-Leerzeichen vor und nach Operationen/Komma<text:line-break/><text:tab/>-Einrückungen...</text:span></text:p>
      <text:p text:style-name="P1"><text:span text:style-name="T1"><text:tab/>-öffnende und schließende klammern unereinander wenn man will blab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2:17:00.87</meta:creation-date>
    <dc:date>2013-05-16T13:17:02.59</dc:date>
    <meta:editing-duration>PT59M59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8" meta:word-count="82" meta:character-count="653"/>
  </office:meta>
</office:document-meta>
</file>